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draw:fill="none" fo:min-height="0.385cm"/>
    </style:style>
    <style:style style:name="gr4" style:family="graphic" style:parent-style-name="standard">
      <style:graphic-properties draw:stroke="none" draw:fill="none" fo:min-height="0.6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2.023cm"/>
    </style:style>
    <style:style style:name="gr7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11.716cm"/>
    </style:style>
    <style:style style:name="gr9" style:family="graphic" style:parent-style-name="standard">
      <style:graphic-properties draw:stroke="none" draw:fill="none" fo:min-height="11.561cm"/>
    </style:style>
    <style:style style:name="gr10" style:family="graphic" style:parent-style-name="standard">
      <style:graphic-properties draw:stroke="none" draw:fill="none" fo:min-height="6.401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  <style:text-properties fo:color="#ce181e"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color="#ce181e" fo:font-size="10pt" style:font-size-asian="10pt" style:font-size-complex="10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loext:graphic-properties draw:fill="none"/>
      <style:text-properties fo:font-size="10pt" style:font-size-asian="18pt" style:font-size-complex="18pt"/>
    </style:style>
    <style:style style:name="P9" style:family="paragraph">
      <loext:graphic-properties draw:fill="none"/>
    </style:style>
    <style:style style:name="T1" style:family="text">
      <style:text-properties fo:color="#ce181e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1.874cm" svg:height="0.962cm" svg:x="2.301cm" svg:y="9.89cm">
          <draw:text-box>
            <text:p>main</text:p>
          </draw:text-box>
        </draw:frame>
        <draw:frame draw:style-name="gr2" draw:text-style-name="P3" draw:layer="layout" svg:width="5.785cm" svg:height="0.646cm" svg:x="8.366cm" svg:y="4.28cm">
          <draw:text-box>
            <text:p text:style-name="P2">ctrl "sigs.k8s.io/controller-runtime"</text:p>
          </draw:text-box>
        </draw:frame>
        <draw:frame draw:style-name="gr2" draw:text-style-name="P3" xml:id="id19" draw:id="id19" draw:layer="layout" svg:width="4.862cm" svg:height="0.646cm" svg:x="8.366cm" svg:y="4.926cm">
          <draw:text-box>
            <text:p text:style-name="P2">mgr, err := ctrl.NewManager</text:p>
          </draw:text-box>
        </draw:frame>
        <draw:frame draw:style-name="gr3" draw:text-style-name="P3" xml:id="id20" draw:id="id20" draw:layer="layout" svg:width="6.225cm" svg:height="0.645cm" svg:x="8.112cm" svg:y="6.578cm">
          <draw:text-box>
            <text:p text:style-name="P2">controllers.ApiExampleAReconciler{}</text:p>
          </draw:text-box>
        </draw:frame>
        <draw:frame draw:style-name="gr2" draw:text-style-name="P3" xml:id="id7" draw:id="id7" draw:layer="layout" svg:width="4.342cm" svg:height="0.646cm" svg:x="8.62cm" svg:y="8.736cm">
          <draw:text-box>
            <text:p text:style-name="P2">SetupWithManager(mgr)</text:p>
          </draw:text-box>
        </draw:frame>
        <draw:frame draw:style-name="gr2" draw:text-style-name="P3" xml:id="id21" draw:id="id21" draw:layer="layout" svg:width="3.995cm" svg:height="0.646cm" svg:x="8.493cm" svg:y="11.022cm">
          <draw:text-box>
            <text:p text:style-name="P2">mgr.AddHealthzCheck</text:p>
          </draw:text-box>
        </draw:frame>
        <draw:frame draw:style-name="gr2" draw:text-style-name="P3" xml:id="id22" draw:id="id22" draw:layer="layout" svg:width="3.999cm" svg:height="0.646cm" svg:x="8.874cm" svg:y="13.562cm">
          <draw:text-box>
            <text:p text:style-name="P2">mgr.AddReadyzCheck</text:p>
          </draw:text-box>
        </draw:frame>
        <draw:frame draw:style-name="gr2" draw:text-style-name="P3" xml:id="id18" draw:id="id18" draw:layer="layout" svg:width="6.077cm" svg:height="0.646cm" svg:x="8.366cm" svg:y="15.467cm">
          <draw:text-box>
            <text:p text:style-name="P2">mgr.Start(ctrl.SetupSignalHandler())</text:p>
          </draw:text-box>
        </draw:frame>
        <draw:frame draw:style-name="gr4" draw:text-style-name="P3" xml:id="id3" draw:id="id3" draw:layer="layout" svg:width="6.551cm" svg:height="1.039cm" svg:x="31.406cm" svg:y="9.244cm">
          <draw:text-box>
            <text:p text:style-name="P2">newController(blder.getControllerName(gvk), blder.mgr, ctrlOptions)</text:p>
          </draw:text-box>
        </draw:frame>
        <draw:frame draw:style-name="gr2" draw:text-style-name="P3" xml:id="id2" draw:id="id2" draw:layer="layout" svg:width="4.456cm" svg:height="0.646cm" svg:x="31.596cm" svg:y="8.355cm">
          <draw:text-box>
            <text:p text:style-name="P2">ctrlOptions.Reconciler = r</text:p>
          </draw:text-box>
        </draw:frame>
        <draw:frame draw:style-name="gr2" draw:text-style-name="P3" xml:id="id1" draw:id="id1" draw:layer="layout" svg:width="3.622cm" svg:height="0.646cm" svg:x="25.638cm" svg:y="9.001cm">
          <draw:text-box>
            <text:p text:style-name="P2">blder.doController(r)</text:p>
          </draw:text-box>
        </draw:frame>
        <draw:frame draw:style-name="gr2" draw:text-style-name="P3" xml:id="id5" draw:id="id5" draw:layer="layout" svg:width="2.966cm" svg:height="0.646cm" svg:x="25.638cm" svg:y="10.017cm">
          <draw:text-box>
            <text:p text:style-name="P2">blder.doWatch()</text:p>
          </draw:text-box>
        </draw:frame>
        <draw:frame draw:style-name="gr2" draw:text-style-name="P3" xml:id="id4" draw:id="id4" draw:layer="layout" svg:width="2.487cm" svg:height="0.646cm" svg:x="22.082cm" svg:y="9.625cm">
          <draw:text-box>
            <text:p text:style-name="P2">blder.Build(r)</text:p>
          </draw:text-box>
        </draw:frame>
        <draw:connector draw:style-name="gr5" draw:text-style-name="P4" draw:layer="layout" draw:type="line" svg:x1="29.26cm" svg:y1="9.324cm" svg:x2="31.596cm" svg:y2="8.678cm" draw:start-shape="id1" draw:start-glue-point="1" draw:end-shape="id2" draw:end-glue-point="3" svg:d="M29260 9324l2336-646" svg:viewBox="0 0 2337 647">
          <text:p/>
        </draw:connector>
        <draw:connector draw:style-name="gr5" draw:text-style-name="P4" draw:layer="layout" draw:type="line" svg:x1="29.26cm" svg:y1="9.324cm" svg:x2="31.406cm" svg:y2="9.763cm" draw:start-shape="id1" draw:start-glue-point="1" draw:end-shape="id3" svg:d="M29260 9324l2146 439" svg:viewBox="0 0 2147 440">
          <text:p/>
        </draw:connector>
        <draw:connector draw:style-name="gr5" draw:text-style-name="P4" draw:layer="layout" draw:type="line" svg:x1="24.569cm" svg:y1="9.948cm" svg:x2="25.638cm" svg:y2="9.324cm" draw:start-shape="id4" draw:start-glue-point="1" draw:end-shape="id1" svg:d="M24569 9948l1069-624" svg:viewBox="0 0 1070 625">
          <text:p/>
        </draw:connector>
        <draw:connector draw:style-name="gr5" draw:text-style-name="P4" draw:layer="layout" draw:type="line" svg:x1="24.569cm" svg:y1="9.948cm" svg:x2="25.638cm" svg:y2="10.34cm" draw:start-shape="id4" draw:start-glue-point="1" draw:end-shape="id5" svg:d="M24569 9948l1069 392" svg:viewBox="0 0 1070 393">
          <text:p/>
        </draw:connector>
        <draw:frame draw:style-name="gr6" draw:text-style-name="P3" xml:id="id6" draw:id="id6" draw:layer="layout" svg:width="6.477cm" svg:height="2.273cm" svg:x="14.462cm" svg:y="8.366cm">
          <draw:text-box>
            <text:p text:style-name="P2">ctrl.NewControllerManagedBy(mgr). </text:p>
            <text:p text:style-name="P2">For(&amp;groupav1beta1.ApiExampleA{}). </text:p>
            <text:p text:style-name="P2">Complete(r)</text:p>
          </draw:text-box>
        </draw:frame>
        <draw:connector draw:style-name="gr5" draw:text-style-name="P4" draw:layer="layout" draw:type="line" svg:x1="20.939cm" svg:y1="9.502cm" svg:x2="22.082cm" svg:y2="9.948cm" draw:start-shape="id6" draw:start-glue-point="1" draw:end-shape="id4" draw:end-glue-point="3" svg:d="M20939 9502l1143 446" svg:viewBox="0 0 1144 447">
          <text:p/>
        </draw:connector>
        <draw:connector draw:style-name="gr5" draw:text-style-name="P4" draw:layer="layout" draw:type="line" svg:x1="12.962cm" svg:y1="9.059cm" svg:x2="14.462cm" svg:y2="9.502cm" draw:start-shape="id7" draw:start-glue-point="1" draw:end-shape="id6" draw:end-glue-point="3" svg:d="M12962 9059l1500 443" svg:viewBox="0 0 1501 444">
          <text:p/>
        </draw:connector>
        <draw:connector draw:style-name="gr5" draw:text-style-name="P4" draw:layer="layout" draw:type="line" svg:x1="4.175cm" svg:y1="10.371cm" svg:x2="8.62cm" svg:y2="9.059cm" draw:start-shape="id8" draw:start-glue-point="1" draw:end-shape="id7" draw:end-glue-point="3" svg:d="M4175 10371l4445-1312" svg:viewBox="0 0 4446 1313">
          <text:p/>
        </draw:connector>
        <draw:frame draw:style-name="gr2" draw:text-style-name="P3" xml:id="id9" draw:id="id9" draw:layer="layout" svg:width="2.725cm" svg:height="0.646cm" svg:x="43.614cm" svg:y="9.255cm">
          <draw:text-box>
            <text:p text:style-name="P2">controller.New</text:p>
          </draw:text-box>
        </draw:frame>
        <draw:connector draw:style-name="gr5" draw:text-style-name="P4" draw:layer="layout" draw:type="line" svg:x1="37.957cm" svg:y1="9.763cm" svg:x2="43.614cm" svg:y2="9.578cm" draw:start-shape="id3" draw:start-glue-point="1" draw:end-shape="id9" draw:end-glue-point="3" svg:d="M37957 9763l5657-185" svg:viewBox="0 0 5658 186">
          <text:p/>
        </draw:connector>
        <draw:frame draw:style-name="gr2" draw:text-style-name="P3" xml:id="id10" draw:id="id10" draw:layer="layout" svg:width="3.114cm" svg:height="0.646cm" svg:x="48.244cm" svg:y="8.736cm">
          <draw:text-box>
            <text:p text:style-name="P2">NewUnmanaged</text:p>
          </draw:text-box>
        </draw:frame>
        <draw:connector draw:style-name="gr5" draw:text-style-name="P4" draw:layer="layout" draw:type="line" svg:x1="46.339cm" svg:y1="9.578cm" svg:x2="48.244cm" svg:y2="9.059cm" draw:start-shape="id9" draw:start-glue-point="1" draw:end-shape="id10" svg:d="M46339 9578l1905-519" svg:viewBox="0 0 1906 520">
          <text:p/>
        </draw:connector>
        <draw:frame draw:style-name="gr2" draw:text-style-name="P3" xml:id="id11" draw:id="id11" draw:layer="layout" svg:width="2.221cm" svg:height="0.646cm" svg:x="48.309cm" svg:y="9.763cm">
          <draw:text-box>
            <text:p text:style-name="P2">mgr.Add(c)</text:p>
          </draw:text-box>
        </draw:frame>
        <draw:connector draw:style-name="gr5" draw:text-style-name="P4" draw:layer="layout" draw:type="line" svg:x1="46.339cm" svg:y1="9.578cm" svg:x2="48.309cm" svg:y2="10.086cm" draw:start-shape="id9" draw:start-glue-point="1" draw:end-shape="id11" draw:end-glue-point="3" svg:d="M46339 9578l1970 508" svg:viewBox="0 0 1971 509">
          <text:p/>
        </draw:connector>
        <draw:frame draw:style-name="gr2" draw:text-style-name="P3" xml:id="id12" draw:id="id12" draw:layer="layout" svg:width="7.521cm" svg:height="0.646cm" svg:x="53.451cm" svg:y="8.736cm">
          <draw:text-box>
            <text:p text:style-name="P2">&amp;controller.Controller{ Do: options.Reconciler</text:p>
          </draw:text-box>
        </draw:frame>
        <draw:connector draw:style-name="gr5" draw:text-style-name="P4" draw:layer="layout" draw:type="line" svg:x1="51.358cm" svg:y1="9.059cm" svg:x2="53.451cm" svg:y2="9.059cm" draw:start-shape="id10" draw:start-glue-point="1" draw:end-shape="id12" draw:end-glue-point="3" svg:d="M51358 9059h2093" svg:viewBox="0 0 2094 1">
          <text:p/>
        </draw:connector>
        <draw:connector draw:style-name="gr7" draw:text-style-name="P4" draw:layer="layout" draw:type="curve" svg:x1="33.824cm" svg:y1="8.355cm" svg:x2="57.211cm" svg:y2="8.736cm" draw:start-shape="id2" draw:start-glue-point="0" draw:end-shape="id12" svg:d="M33824 8355c0-750 23387-940 23387 381" svg:viewBox="0 0 23388 970">
          <text:p/>
        </draw:connector>
        <draw:frame draw:style-name="gr2" draw:text-style-name="P6" xml:id="id13" draw:id="id13" draw:layer="layout" svg:width="3.135cm" svg:height="0.646cm" svg:x="63.165cm" svg:y="15.616cm">
          <draw:text-box>
            <text:p text:style-name="P5"><text:span text:style-name="T1">reconcileHandler</text:span></text:p>
          </draw:text-box>
        </draw:frame>
        <draw:frame draw:style-name="gr2" draw:text-style-name="P3" xml:id="id14" draw:id="id14" draw:layer="layout" svg:width="4.257cm" svg:height="0.646cm" svg:x="68.205cm" svg:y="15.743cm">
          <draw:text-box>
            <text:p text:style-name="P2">c.Do.Reconcile(ctx, req)</text:p>
          </draw:text-box>
        </draw:frame>
        <draw:connector draw:style-name="gr5" draw:text-style-name="P4" draw:layer="layout" draw:type="line" svg:x1="66.3cm" svg:y1="15.939cm" svg:x2="68.205cm" svg:y2="16.066cm" draw:start-shape="id13" draw:start-glue-point="1" draw:end-shape="id14" svg:d="M66300 15939l1905 127" svg:viewBox="0 0 1906 128">
          <text:p/>
        </draw:connector>
        <draw:frame draw:style-name="gr2" draw:text-style-name="P3" xml:id="id15" draw:id="id15" draw:layer="layout" svg:width="3.961cm" svg:height="0.646cm" svg:x="57.513cm" svg:y="15.605cm">
          <draw:text-box>
            <text:p text:style-name="P2">processNextWorkItem</text:p>
          </draw:text-box>
        </draw:frame>
        <draw:connector draw:style-name="gr5" draw:text-style-name="P4" draw:layer="layout" draw:type="line" svg:x1="61.474cm" svg:y1="15.928cm" svg:x2="63.165cm" svg:y2="15.939cm" draw:start-shape="id15" draw:start-glue-point="1" draw:end-shape="id13" draw:end-glue-point="3" svg:d="M61474 15928l1691 11" svg:viewBox="0 0 1692 12">
          <text:p/>
        </draw:connector>
        <draw:frame draw:style-name="gr2" draw:text-style-name="P3" xml:id="id17" draw:id="id17" draw:layer="layout" svg:width="6.738cm" svg:height="0.646cm" svg:x="43.164cm" svg:y="15.605cm">
          <draw:text-box>
            <text:p text:style-name="P2">(c *Controller) Start(ctx context.Context)</text:p>
          </draw:text-box>
        </draw:frame>
        <draw:frame draw:style-name="gr2" draw:text-style-name="P3" xml:id="id16" draw:id="id16" draw:layer="layout" svg:width="4.316cm" svg:height="0.646cm" svg:x="51.927cm" svg:y="15.627cm">
          <draw:text-box>
            <text:p text:style-name="P2">go wait.UntilWithContext</text:p>
          </draw:text-box>
        </draw:frame>
        <draw:connector draw:style-name="gr5" draw:text-style-name="P4" draw:layer="layout" draw:type="line" svg:x1="56.243cm" svg:y1="15.95cm" svg:x2="57.513cm" svg:y2="15.928cm" draw:start-shape="id16" draw:start-glue-point="1" draw:end-shape="id15" draw:end-glue-point="3" svg:d="M56243 15950l1270-22" svg:viewBox="0 0 1271 23">
          <text:p/>
        </draw:connector>
        <draw:connector draw:style-name="gr5" draw:text-style-name="P4" draw:layer="layout" draw:type="line" svg:x1="49.902cm" svg:y1="15.928cm" svg:x2="51.927cm" svg:y2="15.95cm" draw:start-shape="id17" draw:start-glue-point="1" draw:end-shape="id16" draw:end-glue-point="3" svg:d="M49902 15928l2025 22" svg:viewBox="0 0 2026 23">
          <text:p/>
        </draw:connector>
        <draw:connector draw:style-name="gr5" draw:text-style-name="P4" draw:layer="layout" draw:type="line" svg:x1="4.175cm" svg:y1="10.371cm" svg:x2="8.366cm" svg:y2="15.79cm" draw:start-shape="id8" draw:start-glue-point="1" draw:end-shape="id18" svg:d="M4175 10371l4191 5419" svg:viewBox="0 0 4192 5420">
          <text:p/>
        </draw:connector>
        <draw:connector draw:style-name="gr5" draw:text-style-name="P4" draw:layer="layout" draw:type="line" svg:x1="4.175cm" svg:y1="10.371cm" svg:x2="8.366cm" svg:y2="5.249cm" draw:start-shape="id8" draw:start-glue-point="1" draw:end-shape="id19" draw:end-glue-point="3" svg:d="M4175 10371l4191-5122" svg:viewBox="0 0 4192 5123">
          <text:p/>
        </draw:connector>
        <draw:connector draw:style-name="gr5" draw:text-style-name="P4" draw:layer="layout" draw:type="line" svg:x1="4.175cm" svg:y1="10.371cm" svg:x2="8.112cm" svg:y2="6.9cm" draw:start-shape="id8" draw:start-glue-point="1" draw:end-shape="id20" svg:d="M4175 10371l3937-3471" svg:viewBox="0 0 3938 3472">
          <text:p/>
        </draw:connector>
        <draw:connector draw:style-name="gr5" draw:text-style-name="P4" draw:layer="layout" draw:type="line" svg:x1="4.175cm" svg:y1="10.371cm" svg:x2="8.493cm" svg:y2="11.345cm" draw:start-shape="id8" draw:start-glue-point="1" draw:end-shape="id21" draw:end-glue-point="3" svg:d="M4175 10371l4318 974" svg:viewBox="0 0 4319 975">
          <text:p/>
        </draw:connector>
        <draw:connector draw:style-name="gr5" draw:text-style-name="P4" draw:layer="layout" draw:type="line" svg:x1="4.175cm" svg:y1="10.371cm" svg:x2="8.874cm" svg:y2="13.885cm" draw:start-shape="id8" draw:start-glue-point="1" draw:end-shape="id22" draw:end-glue-point="3" svg:d="M4175 10371l4699 3514" svg:viewBox="0 0 4700 3515">
          <text:p/>
        </draw:connector>
        <draw:frame draw:style-name="gr2" draw:text-style-name="P3" xml:id="id26" draw:id="id26" draw:layer="layout" svg:width="5.108cm" svg:height="0.646cm" svg:x="15.478cm" svg:y="15.605cm">
          <draw:text-box>
            <text:p text:style-name="P2">(cm *controllerManager) Start</text:p>
          </draw:text-box>
        </draw:frame>
        <draw:frame draw:style-name="gr2" draw:text-style-name="P3" xml:id="id25" draw:id="id25" draw:layer="layout" svg:width="6.492cm" svg:height="0.646cm" svg:x="22.082cm" svg:y="15.594cm">
          <draw:text-box>
            <text:p text:style-name="P2">go cm.startLeaderElectionRunnables()</text:p>
          </draw:text-box>
        </draw:frame>
        <draw:frame draw:style-name="gr2" draw:text-style-name="P3" xml:id="id24" draw:id="id24" draw:layer="layout" svg:width="5.717cm" svg:height="0.646cm" svg:x="30.21cm" svg:y="15.594cm">
          <draw:text-box>
            <text:p text:style-name="P2">cm.waitForCache(cm.internalCtx)</text:p>
          </draw:text-box>
        </draw:frame>
        <draw:frame draw:style-name="gr2" draw:text-style-name="P3" xml:id="id23" draw:id="id23" draw:layer="layout" svg:width="3.254cm" svg:height="0.646cm" svg:x="37.878cm" svg:y="15.605cm">
          <draw:text-box>
            <text:p text:style-name="P2">cm.startRunnable</text:p>
          </draw:text-box>
        </draw:frame>
        <draw:connector draw:style-name="gr5" draw:text-style-name="P4" draw:layer="layout" draw:type="line" svg:x1="41.132cm" svg:y1="15.928cm" svg:x2="43.164cm" svg:y2="15.928cm" draw:start-shape="id23" draw:start-glue-point="1" draw:end-shape="id17" svg:d="M41132 15928h2032" svg:viewBox="0 0 2033 1">
          <text:p/>
        </draw:connector>
        <draw:connector draw:style-name="gr5" draw:text-style-name="P4" draw:layer="layout" draw:type="line" svg:x1="35.927cm" svg:y1="15.917cm" svg:x2="37.878cm" svg:y2="15.928cm" draw:start-shape="id24" draw:start-glue-point="1" draw:end-shape="id23" draw:end-glue-point="3" svg:d="M35927 15917l1951 11" svg:viewBox="0 0 1952 12">
          <text:p/>
        </draw:connector>
        <draw:connector draw:style-name="gr5" draw:text-style-name="P4" draw:layer="layout" draw:type="line" svg:x1="28.574cm" svg:y1="15.917cm" svg:x2="30.21cm" svg:y2="15.917cm" draw:start-shape="id25" draw:start-glue-point="1" draw:end-shape="id24" draw:end-glue-point="3" svg:d="M28574 15917h1636" svg:viewBox="0 0 1637 1">
          <text:p/>
        </draw:connector>
        <draw:connector draw:style-name="gr5" draw:text-style-name="P4" draw:layer="layout" draw:type="line" svg:x1="20.586cm" svg:y1="15.928cm" svg:x2="22.082cm" svg:y2="15.917cm" draw:start-shape="id26" draw:start-glue-point="1" draw:end-shape="id25" svg:d="M20586 15928l1496-11" svg:viewBox="0 0 1497 12">
          <text:p/>
        </draw:connector>
        <draw:connector draw:style-name="gr5" draw:text-style-name="P4" draw:layer="layout" draw:type="line" svg:x1="14.443cm" svg:y1="15.79cm" svg:x2="15.478cm" svg:y2="15.928cm" draw:start-shape="id18" draw:start-glue-point="1" draw:end-shape="id26" draw:end-glue-point="3" svg:d="M14443 15790l1035 138" svg:viewBox="0 0 1036 139">
          <text:p/>
        </draw:connector>
      </draw:page>
      <draw:page draw:name="page2" draw:style-name="dp1" draw:master-page-name="Default">
        <draw:frame draw:style-name="gr8" draw:text-style-name="P8" draw:layer="layout" svg:width="33.667cm" svg:height="11.966cm" svg:x="2.651cm" svg:y="2.27cm">
          <draw:text-box>
            <text:p text:style-name="P7">goroutine 308 [running]:</text:p>
            <text:p text:style-name="P7">runtime/debug.Stack(0xc0009888b0, 0xc0004c03c0, 0x0)</text:p>
            <text:p text:style-name="P7"><text:tab/>/usr/local/go/src/runtime/debug/stack.go:24 +0x9f</text:p>
            <text:p text:style-name="P7">runtime/debug.PrintStack()</text:p>
            <text:p text:style-name="P7"><text:tab/>/usr/local/go/src/runtime/debug/stack.go:16 +0x25</text:p>
            <text:p text:style-name="P7">github.com/drcwr/kubeopdemo/controllers.(*ApiExampleAReconciler).<text:span text:style-name="T1">Rec</text:span><text:span text:style-name="T1">oncil</text:span><text:span text:style-name="T1">e</text:span>(0xc000982ab0, 0x1958a20, 0xc000402f30, 0xc00048e6f9, 0x7, 0xc000678d60, 0x12, 0xc000402f30, 0x40a1ff, 0xc000030000, ...)</text:p>
            <text:p text:style-name="P7"><text:tab/>/workspace/controllers/apiexamplea_controller.go:58 +0xe5</text:p>
            <text:p text:style-name="P7">sigs.k8s.io/controller-runtime/pkg/internal/controller.(*Controller).<text:span text:style-name="T1">r</text:span><text:span text:style-name="T1">econ</text:span><text:span text:style-name="T1">cileH</text:span><text:span text:style-name="T1">andl</text:span><text:span text:style-name="T1">er</text:span>(0xc0003248c0, 0x1958960, 0xc000422000, 0x161b000, 0xc0004eed60)</text:p>
            <text:p text:style-name="P7"><text:tab/>/go/pkg/mod/sigs.k8s.io/controller-runtime@v0.7.2/pkg/internal/controller/controller.go:263 +0x317</text:p>
            <text:p text:style-name="P7">sigs.k8s.io/controller-runtime/pkg/internal/controller.(*Controller).<text:span text:style-name="T1">p</text:span><text:span text:style-name="T1">roce</text:span><text:span text:style-name="T1">ssN</text:span><text:span text:style-name="T1">ext</text:span><text:span text:style-name="T1">Wor</text:span><text:span text:style-name="T1">kIte</text:span><text:span text:style-name="T1">m</text:span>(0xc0003248c0, 0x1958960, 0xc000422000, 0x0)</text:p>
            <text:p text:style-name="P7"><text:tab/>/go/pkg/mod/sigs.k8s.io/controller-runtime@v0.7.2/pkg/internal/controller/controller.go:235 +0x205</text:p>
            <text:p text:style-name="P7">sigs.k8s.io/controller-runtime/pkg/internal/controller.(*Controller).<text:span text:style-name="T1">S</text:span><text:span text:style-name="T1">tart</text:span>.func1.1(0x1958960, 0xc000422000)</text:p>
            <text:p text:style-name="P7"><text:tab/>/go/pkg/mod/sigs.k8s.io/controller-runtime@v0.7.2/pkg/internal/controller/controller.go:198 +0x4a</text:p>
            <text:p text:style-name="P7">k8s.io/apimachinery/pkg/util/wait.<text:span text:style-name="T1">Jitter</text:span><text:span text:style-name="T1">Until</text:span><text:span text:style-name="T1">With</text:span><text:span text:style-name="T1">Cont</text:span><text:span text:style-name="T1">ext</text:span>.func1()</text:p>
            <text:p text:style-name="P7"><text:tab/>/go/pkg/mod/k8s.io/apimachinery@v0.19.2/pkg/util/wait/wait.go:185 +0x37</text:p>
            <text:p text:style-name="P7">k8s.io/apimachinery/pkg/util/wait.BackoffUntil.func1(0xc000699f50)</text:p>
            <text:p text:style-name="P7"><text:tab/>/go/pkg/mod/k8s.io/apimachinery@v0.19.2/pkg/util/wait/wait.go:155 +0x5f</text:p>
            <text:p text:style-name="P7">k8s.io/apimachinery/pkg/util/wait.BackoffUntil(0xc000593f50, 0x1923260, 0xc0000e9d70, 0xc000422001, 0xc0000443c0)</text:p>
            <text:p text:style-name="P7"><text:tab/>/go/pkg/mod/k8s.io/apimachinery@v0.19.2/pkg/util/wait/wait.go:156 +0xad</text:p>
            <text:p text:style-name="P7">k8s.io/apimachinery/pkg/util/wait.JitterUntil(0xc000699f50, 0x3b9aca00, 0x0, 0x1324a01, 0xc0000443c0)</text:p>
            <text:p text:style-name="P7"><text:tab/>/go/pkg/mod/k8s.io/apimachinery@v0.19.2/pkg/util/wait/wait.go:133 +0x98</text:p>
            <text:p text:style-name="P7">k8s.io/apimachinery/pkg/util/wait.JitterUntilWithContext(0x1958960, 0xc000422000, 0xc00059d850, 0x3b9aca00, 0x0, 0x1)</text:p>
            <text:p text:style-name="P7"><text:tab/>/go/pkg/mod/k8s.io/apimachinery@v0.19.2/pkg/util/wait/wait.go:185 +0xa6</text:p>
            <text:p text:style-name="P7">k8s.io/apimachinery/pkg/util/wait.UntilWithContext(0x1958960, 0xc000422000, 0xc00059d850, 0x3b9aca00)</text:p>
            <text:p text:style-name="P7"><text:tab/>/go/pkg/mod/k8s.io/apimachinery@v0.19.2/pkg/util/wait/wait.go:99 +0x57</text:p>
            <text:p text:style-name="P7">created by sigs.k8s.io/controller-runtime/pkg/internal/controller.(*Controller).<text:span text:style-name="T1">S</text:span><text:span text:style-name="T1">tart</text:span>.func1</text:p>
            <text:p text:style-name="P7"><text:span text:style-name="T2"><text:tab/></text:span><text:span text:style-name="T2">/go/</text:span><text:span text:style-name="T2">pkg/</text:span><text:span text:style-name="T2">mod/</text:span><text:span text:style-name="T2">sigs.</text:span><text:span text:style-name="T2">k8s.i</text:span><text:span text:style-name="T2">o/</text:span><text:span text:style-name="T2">contr</text:span><text:span text:style-name="T2">oller-</text:span><text:span text:style-name="T2">runti</text:span><text:span text:style-name="T2">me</text:span><text:span text:style-name="T2">@v0</text:span><text:span text:style-name="T2">.7.2/</text:span><text:span text:style-name="T2">pkg/</text:span><text:span text:style-name="T2">(c </text:span><text:span text:style-name="T2">*Con</text:span><text:span text:style-name="T2">trolle</text:span><text:span text:style-name="T2">r) </text:span><text:span text:style-name="T2">Start</text:span><text:span text:style-name="T2">(ctx </text:span><text:span text:style-name="T2">cont</text:span><text:span text:style-name="T2">ext.</text:span><text:span text:style-name="T2">Cont</text:span><text:span text:style-name="T2">ext) </text:span><text:span text:style-name="T2">+0x4</text:span><text:span text:style-name="T2">e7</text:span></text:p>
            <text:p text:style-name="P7">2021/04/23 06:32:50 fetch New Object: demo run</text:p>
          </draw:text-box>
        </draw:frame>
        <draw:frame draw:style-name="gr9" draw:text-style-name="P9" draw:layer="layout" svg:width="40.642cm" svg:height="11.811cm" svg:x="3.665cm" svg:y="16.875cm">
          <draw:text-box>
            <text:p>goroutine 267 [running]:</text:p>
            <text:p>runtime/debug.Stack(0x10, 0x10, 0x7f15d9e225b8)</text:p>
            <text:p><text:tab/>/usr/lib/go1.16.3/src/runtime/debug/stack.go:24 +0x9f</text:p>
            <text:p>runtime/debug.PrintStack()</text:p>
            <text:p><text:tab/>/usr/lib/go1.16.3/src/runtime/debug/stack.go:16 +0x25</text:p>
            <text:p>sigs.k8s.io/controller-runtime/pkg/manager.(*controllerManager).<text:span text:style-name="T1">st</text:span><text:span text:style-name="T1">art</text:span><text:span text:style-name="T1">R</text:span><text:span text:style-name="T1">un</text:span><text:span text:style-name="T1">na</text:span><text:span text:style-name="T1">bl</text:span><text:span text:style-name="T1">e</text:span>(0xc000648600, 0x186a9a0, 0xc000882870)</text:p>
            <text:p><text:tab/>/opt/gopath/pkg/mod/sigs.k8s.io/controller-runtime@v0.7.2/pkg/manager/internal.go:689 +0x25</text:p>
            <text:p>sigs.k8s.io/controller-runtime/pkg/manager.(*controllerManager).<text:span text:style-name="T1">w</text:span><text:span text:style-name="T1">ait</text:span><text:span text:style-name="T1">Fo</text:span><text:span text:style-name="T1">rC</text:span><text:span text:style-name="T1">ac</text:span><text:span text:style-name="T1">he</text:span>(0xc000648600, 0x1896230, 0xc000a00700)</text:p>
            <text:p><text:tab/>/opt/gopath/pkg/mod/sigs.k8s.io/controller-runtime@v0.7.2/pkg/manager/internal.go:630 +0x91</text:p>
            <text:p>sigs.k8s.io/controller-runtime/pkg/manager.(*controllerManager).<text:span text:style-name="T1">st</text:span><text:span text:style-name="T1">art</text:span><text:span text:style-name="T1">Le</text:span><text:span text:style-name="T1">ad</text:span><text:span text:style-name="T1">er</text:span><text:span text:style-name="T1">El</text:span><text:span text:style-name="T1">ec</text:span><text:span text:style-name="T1">tio</text:span><text:span text:style-name="T1">n</text:span><text:span text:style-name="T1">R</text:span><text:span text:style-name="T1">un</text:span><text:span text:style-name="T1">na</text:span><text:span text:style-name="T1">bl</text:span><text:span text:style-name="T1">es</text:span>(0xc000648600)</text:p>
            <text:p><text:tab/>/opt/gopath/pkg/mod/sigs.k8s.io/controller-runtime@v0.7.2/pkg/manager/internal.go:609 +0x8b</text:p>
            <text:p>created by sigs.k8s.io/controller-runtime/pkg/manager.(*controllerManager).<text:span text:style-name="T1">S</text:span><text:span text:style-name="T1">tar</text:span><text:span text:style-name="T1">t</text:span>.func2</text:p>
            <text:p><text:tab/>/opt/gopath/pkg/mod/sigs.k8s.io/controller-runtime@v0.7.2/pkg/manager/internal.go:510 +0xb4</text:p>
            <text:p/>
          </draw:text-box>
        </draw:frame>
        <draw:frame draw:style-name="gr10" draw:text-style-name="P9" draw:layer="layout" svg:width="35.152cm" svg:height="6.651cm" svg:x="5.826cm" svg:y="30.925cm">
          <draw:text-box>
            <text:p>goroutine 1 [running]:</text:p>
            <text:p>runtime/debug.Stack(0xc0001b3b20, 0x52897e, 0x154cc20)</text:p>
            <text:p><text:tab/>/usr/lib/go1.16.3/src/runtime/debug/stack.go:24 +0x9f</text:p>
            <text:p>runtime/debug.PrintStack()</text:p>
            <text:p><text:tab/>/usr/lib/go1.16.3/src/runtime/debug/stack.go:16 +0x25</text:p>
            <text:p>sigs.k8s.io/controller-runtime/pkg/manager.(*controllerManager).<text:span text:style-name="T1">S</text:span><text:span text:style-name="T1">tar</text:span><text:span text:style-name="T1">t</text:span>(0xc000186600, 0x1896230, 0xc0004639c0, 0x0, 0x0)</text:p>
            <text:p><text:tab/>/opt/gopath/pkg/mod/sigs.k8s.io/controller-runtime@v0.7.2/pkg/manager/internal.go:460 +0xb9</text:p>
            <text:p>main.<text:span text:style-name="T1">m</text:span><text:span text:style-name="T1">ai</text:span><text:span text:style-name="T1">n</text:span>()</text:p>
            <text:p><text:tab/>/opt/gopath/src/github.com/drcwr/kubeopdemo/main.go:101 +0x6a2</text:p>
          </draw:text-box>
        </draw:frame>
      </draw:page>
      <draw:page draw:name="page3" draw:style-name="dp1" draw:master-page-name="Default"/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3T13:31:08.437799316</meta:creation-date>
    <meta:generator>LibreOffice/6.0.7.3$Linux_X86_64 LibreOffice_project/00m0$Build-3</meta:generator>
    <dc:date>2021-04-23T16:59:25.799446901</dc:date>
    <meta:editing-duration>PT2H7M17S</meta:editing-duration>
    <meta:editing-cycles>18</meta:editing-cycles>
    <meta:document-statistic meta:object-count="56"/>
  </office:meta>
</office:document-meta>
</file>